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19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estes Exploratórios de Login</text:p>
          </table:table-cell>
          <table:covered-table-cell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asso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1.1</text:p>
          </table:table-cell>
          <table:table-cell table:style-name="ce3" office:value-type="string" calcext:value-type="string">
            <text:p>Testar múltiplos logins simultâneos com o mesmo usuário em diferentes navegadores</text:p>
          </table:table-cell>
          <table:table-cell table:style-name="ce3" office:value-type="string" calcext:value-type="string">
            <text:p>1. Realize login no Chrome. 2. Realize login na mesma conta em um segundo navegador, como Firefox.</text:p>
          </table:table-cell>
          <table:table-cell table:style-name="ce3" office:value-type="string" calcext:value-type="string">
            <text:p>Verificar se o sistema mantém sessões múltiplas ou se desconecta o primeiro login.</text:p>
          </table:table-cell>
          <table:table-cell table:style-name="ce6" office:value-type="string" calcext:value-type="string">
            <text:p>O sistema pemite sessões multiplas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1.2</text:p>
          </table:table-cell>
          <table:table-cell table:style-name="ce3" office:value-type="string" calcext:value-type="string">
            <text:p>Explorar o comportamento do sistema após várias tentativas de login com senha incorreta</text:p>
          </table:table-cell>
          <table:table-cell table:style-name="ce3" office:value-type="string" calcext:value-type="string">
            <text:p>1. Tente fazer login com senha incorreta repetidas vezes.</text:p>
          </table:table-cell>
          <table:table-cell table:style-name="ce3" office:value-type="string" calcext:value-type="string">
            <text:p>Verificar se o sistema bloqueia temporariamente ou exibe uma mensagem específica após várias tentativas de falha.</text:p>
          </table:table-cell>
          <table:table-cell table:style-name="ce6" office:value-type="string" calcext:value-type="string">
            <text:p>O sistema apenas permanece com o aviso inicial de erro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Testes Exploratórios de Navegação e Visualização de Produtos</text:p>
          </table:table-cell>
          <table:covered-table-cell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asso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2.1</text:p>
          </table:table-cell>
          <table:table-cell table:style-name="ce3" office:value-type="string" calcext:value-type="string">
            <text:p>Navegar para cada produto e verificar a consistência das descrições, preços e imagens</text:p>
          </table:table-cell>
          <table:table-cell table:style-name="ce3" office:value-type="string" calcext:value-type="string">
            <text:p>1. Navegue pela lista de produtos. 2. Abra cada produto individualmente.</text:p>
          </table:table-cell>
          <table:table-cell table:style-name="ce3" office:value-type="string" calcext:value-type="string">
            <text:p>Explorar a consistência visual e textual entre a listagem e a página de detalhes do produto.</text:p>
          </table:table-cell>
          <table:table-cell table:style-name="ce7" office:value-type="string" calcext:value-type="string">
            <text:p>Confirmada a consistência visual e textual entre a listagem e a página de detalhes.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2.2</text:p>
          </table:table-cell>
          <table:table-cell table:style-name="ce3" office:value-type="string" calcext:value-type="string">
            <text:p>Testar como o site responde ao alterar rapidamente os filtros de ordenação de produtos</text:p>
          </table:table-cell>
          <table:table-cell table:style-name="ce3" office:value-type="string" calcext:value-type="string">
            <text:p>1. Aplique um filtro de ordenação (ex: "Preço, baixo para alto"). 2. Alterne rapidamente entre diferentes filtros.</text:p>
          </table:table-cell>
          <table:table-cell table:style-name="ce3" office:value-type="string" calcext:value-type="string">
            <text:p>Verificar se os produtos são atualizados corretamente ou se há atrasos ou problemas de carregamento.</text:p>
          </table:table-cell>
          <table:table-cell table:style-name="ce7" office:value-type="string" calcext:value-type="string">
            <text:p>Não houve atrasos perceptíveis ou problemas de carregamento durante a alternância entre os filtros, e os resultados correspondem aos critérios de ordenação escolhidos.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2.3</text:p>
          </table:table-cell>
          <table:table-cell table:style-name="ce3" office:value-type="string" calcext:value-type="string">
            <text:p>Tentar adicionar produtos rapidamente enquanto navega entre diferentes categorias</text:p>
          </table:table-cell>
          <table:table-cell table:style-name="ce3" office:value-type="string" calcext:value-type="string">
            <text:p>1. Selecione categorias e adicione produtos rapidamente.</text:p>
          </table:table-cell>
          <table:table-cell table:style-name="ce3" office:value-type="string" calcext:value-type="string">
            <text:p>Avaliar se a velocidade da ação afeta a estabilidade ou a precisão da contagem de itens no carrinho.</text:p>
          </table:table-cell>
          <table:table-cell table:style-name="ce7" office:value-type="string" calcext:value-type="string">
            <text:p>O site manteve a estabilidade e a contagem de itens no carrinho foi precisa em todas as adições. As ações rápidas não causaram problemas de desempenho ou inconsistências na contagem de itens.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Testes Exploratórios de Carrinho de Compras</text:p>
          </table:table-cell>
          <table:covered-table-cell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asso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3.1</text:p>
          </table:table-cell>
          <table:table-cell table:style-name="ce3" office:value-type="string" calcext:value-type="string">
            <text:p>Testar o funcionamento do carrinho ao adicionar produtos em aba anônima (incógnito)</text:p>
          </table:table-cell>
          <table:table-cell table:style-name="ce3" office:value-type="string" calcext:value-type="string">
            <text:p>1. Abra uma janela anônima. 2. Adicione produtos e visualize o carrinho.</text:p>
          </table:table-cell>
          <table:table-cell table:style-name="ce3" office:value-type="string" calcext:value-type="string">
            <text:p>Explorar como o sistema trata carrinhos em sessão anônima, especialmente ao sair e retornar à aba.</text:p>
          </table:table-cell>
          <table:table-cell table:style-name="ce7" office:value-type="string" calcext:value-type="string">
            <text:p>Todos os itens permaneceram no carrinho conforme esperado. A sessão anônima manteve os dados de forma consistente, sem perder produtos no carrinho durante a navegação.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Testes Exploratórios de Checkout</text:p>
          </table:table-cell>
          <table:covered-table-cell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asso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4.1</text:p>
          </table:table-cell>
          <table:table-cell table:style-name="ce3" office:value-type="string" calcext:value-type="string">
            <text:p>Testar o preenchimento automático de campos de checkout usando extensões de navegador</text:p>
          </table:table-cell>
          <table:table-cell table:style-name="ce3" office:value-type="string" calcext:value-type="string">
            <text:p>1. Use uma extensão para preenchimento automático. 2. Complete o checkout com a extensão.</text:p>
          </table:table-cell>
          <table:table-cell table:style-name="ce3" office:value-type="string" calcext:value-type="string">
            <text:p>Verificar a compatibilidade do sistema com extensões e o comportamento ao receber dados automatizados.</text:p>
          </table:table-cell>
          <table:table-cell table:style-name="ce7" office:value-type="string" calcext:value-type="string">
            <text:p>Todos os dados foram inseridos corretamente nos campos correspondentes. O processo de checkout foi concluído com sucesso, sem interferências ou erros, confirmando a compatibilidade do sistema com o uso de extensões de preenchimento automático.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E4.2</text:p>
          </table:table-cell>
          <table:table-cell table:style-name="ce3" office:value-type="string" calcext:value-type="string">
            <text:p>Explorar como o sistema se comporta ao interromper o processo de checkout (ex.: fechamento abrupto da aba)</text:p>
          </table:table-cell>
          <table:table-cell table:style-name="ce3" office:value-type="string" calcext:value-type="string">
            <text:p>1. Inicie o checkout. 2. Feche a aba antes de finalizar. 3. Reabra e verifique o carrinho.</text:p>
          </table:table-cell>
          <table:table-cell table:style-name="ce3" office:value-type="string" calcext:value-type="string">
            <text:p>Testar a persistência de dados entre tentativas de checkout, incluindo abandono e retomada.</text:p>
          </table:table-cell>
          <table:table-cell table:style-name="ce7" office:value-type="string" calcext:value-type="string">
            <text:p>O carrinho e a página de checkout permaneceram no mesmo estado ao reabrir o site. Todos os itens e informações inseridas foram mantidos, permitindo que o processo de compra fosse retomado sem perda de dados.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Site de teste</text:p>
          </table:table-cell>
          <table:table-cell table:style-name="ce5" office:value-type="string" calcext:value-type="string">
            <text:p><text:a xlink:href="https://www.saucedemo.com/" xlink:type="simple">https://www.saucedemo.com/</text:a></text:p>
          </table:table-cell>
          <table:table-cell table:style-name="ce4" table:number-columns-repeated="24"/>
          <table:table-cell table:number-columns-repeated="998"/>
        </table:table-row>
        <table:table-row table:style-name="ro1" table:number-rows-repeated="972">
          <table:table-cell table:style-name="ce4" table:number-columns-repeated="26"/>
          <table:table-cell table:number-columns-repeated="998"/>
        </table:table-row>
        <table:table-row table:style-name="ro2" table:number-rows-repeated="10475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6.0.5.2$Linux_X86_64 LibreOffice_project/</meta:generator>
  </office:meta>
</office:document-meta>
</file>